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340000005953D24DC3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F17" svg:font-family="F17" style:font-family-generic="swiss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9.267cm" fo:margin-left="-0.132cm" table:align="left" style:writing-mode="lr-tb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2.752cm"/>
    </style:style>
    <style:style style:name="Tableau1.C" style:family="table-column">
      <style:table-column-properties style:column-width="14.39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18.44cm" fo:margin-left="0.619cm" table:align="left" style:writing-mode="lr-tb"/>
    </style:style>
    <style:style style:name="Tableau2.A" style:family="table-column">
      <style:table-column-properties style:column-width="0.854cm"/>
    </style:style>
    <style:style style:name="Tableau2.B" style:family="table-column">
      <style:table-column-properties style:column-width="10.153cm"/>
    </style:style>
    <style:style style:name="Tableau2.C" style:family="table-column">
      <style:table-column-properties style:column-width="4.24cm"/>
    </style:style>
    <style:style style:name="Tableau2.D" style:family="table-column">
      <style:table-column-properties style:column-width="3.19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856cm" table:align="center" style:writing-mode="lr-tb"/>
    </style:style>
    <style:style style:name="Tableau3.A" style:family="table-column">
      <style:table-column-properties style:column-width="4.124cm"/>
    </style:style>
    <style:style style:name="Tableau3.B" style:family="table-column">
      <style:table-column-properties style:column-width="2cm"/>
    </style:style>
    <style:style style:name="Tableau3.C" style:family="table-column">
      <style:table-column-properties style:column-width="2.295cm"/>
    </style:style>
    <style:style style:name="Tableau3.D" style:family="table-column">
      <style:table-column-properties style:column-width="2.062cm"/>
    </style:style>
    <style:style style:name="Tableau3.E" style:family="table-column">
      <style:table-column-properties style:column-width="6.375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7" style:family="table-row">
      <style:table-row-properties fo:keep-together="always"/>
    </style:style>
    <style:style style:name="Tableau3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3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3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E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" style:family="table">
      <style:table-properties style:width="16.856cm" table:align="center" style:writing-mode="lr-tb"/>
    </style:style>
    <style:style style:name="Tableau4.A" style:family="table-column">
      <style:table-column-properties style:column-width="4.124cm"/>
    </style:style>
    <style:style style:name="Tableau4.B" style:family="table-column">
      <style:table-column-properties style:column-width="2cm"/>
    </style:style>
    <style:style style:name="Tableau4.C" style:family="table-column">
      <style:table-column-properties style:column-width="2.295cm"/>
    </style:style>
    <style:style style:name="Tableau4.D" style:family="table-column">
      <style:table-column-properties style:column-width="2.062cm"/>
    </style:style>
    <style:style style:name="Tableau4.E" style:family="table-column">
      <style:table-column-properties style:column-width="6.37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7" style:family="table-row">
      <style:table-row-properties fo:keep-together="always"/>
    </style:style>
    <style:style style:name="Tableau4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4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E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16.856cm" table:align="center" style:writing-mode="lr-tb"/>
    </style:style>
    <style:style style:name="Tableau5.A" style:family="table-column">
      <style:table-column-properties style:column-width="4.124cm"/>
    </style:style>
    <style:style style:name="Tableau5.B" style:family="table-column">
      <style:table-column-properties style:column-width="2cm"/>
    </style:style>
    <style:style style:name="Tableau5.C" style:family="table-column">
      <style:table-column-properties style:column-width="2.295cm"/>
    </style:style>
    <style:style style:name="Tableau5.D" style:family="table-column">
      <style:table-column-properties style:column-width="2.062cm"/>
    </style:style>
    <style:style style:name="Tableau5.E" style:family="table-column">
      <style:table-column-properties style:column-width="6.375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7" style:family="table-row">
      <style:table-row-properties fo:keep-together="always"/>
    </style:style>
    <style:style style:name="Tableau5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5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5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5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E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Chapitre1" style:list-style-name="WW8Num4">
      <style:paragraph-properties fo:break-before="page"/>
    </style:style>
    <style:style style:name="P2" style:family="paragraph" style:parent-style-name="Chapitre1" style:list-style-name="WW8Num4">
      <style:paragraph-properties fo:margin-left="1.002cm" fo:margin-right="0cm" fo:text-indent="-0.501cm" style:auto-text-indent="false"/>
    </style:style>
    <style:style style:name="P3" style:family="paragraph" style:parent-style-name="Chapitre2" style:list-style-name="WW8Num4"/>
    <style:style style:name="P4" style:family="paragraph" style:parent-style-name="Recommandation">
      <style:text-properties style:font-name-asian="Arial"/>
    </style:style>
    <style:style style:name="P5" style:family="paragraph" style:parent-style-name="Recommandation">
      <style:paragraph-properties fo:text-align="center" style:justify-single-word="false">
        <style:tab-stops>
          <style:tab-stop style:position="4.48cm"/>
        </style:tab-stops>
      </style:paragraph-properties>
    </style:style>
    <style:style style:name="P6" style:family="paragraph" style:parent-style-name="Recommandation">
      <style:paragraph-properties>
        <style:tab-stops>
          <style:tab-stop style:position="1.884cm"/>
        </style:tab-stops>
      </style:paragraph-properties>
    </style:style>
    <style:style style:name="P7" style:family="paragraph" style:parent-style-name="Recommandation">
      <style:text-properties officeooo:paragraph-rsid="00193eb6"/>
    </style:style>
    <style:style style:name="P8" style:family="paragraph" style:parent-style-name="Recommandation">
      <style:text-properties officeooo:paragraph-rsid="0019a55c"/>
    </style:style>
    <style:style style:name="P9" style:family="paragraph" style:parent-style-name="Recommandation">
      <style:paragraph-properties fo:margin-left="0.501cm" fo:margin-right="0cm" fo:text-indent="0cm" style:auto-text-indent="false"/>
    </style:style>
    <style:style style:name="P10" style:family="paragraph" style:parent-style-name="Recommandation" style:list-style-name="WW8Num3">
      <style:paragraph-properties fo:margin-left="1.884cm" fo:margin-right="0cm" fo:text-indent="-0.635cm" style:auto-text-indent="false">
        <style:tab-stops>
          <style:tab-stop style:position="1.884cm"/>
        </style:tab-stops>
      </style:paragraph-properties>
    </style:style>
    <style:style style:name="P11" style:family="paragraph" style:parent-style-name="Recommandation" style:list-style-name="WW8Num2">
      <style:paragraph-properties fo:margin-left="1.884cm" fo:margin-right="0cm" fo:text-indent="-0.635cm" style:auto-text-indent="false">
        <style:tab-stops>
          <style:tab-stop style:position="1.884cm"/>
        </style:tab-stops>
      </style:paragraph-properties>
    </style:style>
    <style:style style:name="P12" style:family="paragraph" style:parent-style-name="Recommandation">
      <style:paragraph-properties fo:margin-left="0cm" fo:margin-right="0cm" fo:text-indent="0cm" style:auto-text-indent="false"/>
    </style:style>
    <style:style style:name="P13" style:family="paragraph" style:parent-style-name="Recommandation">
      <style:paragraph-properties fo:margin-left="0cm" fo:margin-right="0cm" fo:text-indent="0cm" style:auto-text-indent="false">
        <style:tab-stops>
          <style:tab-stop style:position="4.48cm"/>
        </style:tab-stops>
      </style:paragraph-properties>
      <style:text-properties fo:color="#000000"/>
    </style:style>
    <style:style style:name="P14" style:family="paragraph" style:parent-style-name="Recommandation">
      <style:paragraph-properties fo:margin-left="0cm" fo:margin-right="0cm" fo:text-indent="0cm" style:auto-text-indent="false" style:snap-to-layout-grid="false">
        <style:tab-stops>
          <style:tab-stop style:position="4.48cm"/>
        </style:tab-stops>
      </style:paragraph-properties>
      <style:text-properties fo:color="#000000" officeooo:paragraph-rsid="0017d9d2"/>
    </style:style>
    <style:style style:name="P15" style:family="paragraph" style:parent-style-name="Recommandation">
      <style:paragraph-properties fo:margin-left="0cm" fo:margin-right="0cm" fo:text-indent="0cm" style:auto-text-indent="false" style:snap-to-layout-grid="false">
        <style:tab-stops>
          <style:tab-stop style:position="4.48cm"/>
        </style:tab-stops>
      </style:paragraph-properties>
      <style:text-properties fo:color="#000000" officeooo:paragraph-rsid="00189b85"/>
    </style:style>
    <style:style style:name="P16" style:family="paragraph" style:parent-style-name="Recommandation">
      <style:paragraph-properties fo:margin-left="0cm" fo:margin-right="0cm" fo:text-indent="0cm" style:auto-text-indent="false">
        <style:tab-stops>
          <style:tab-stop style:position="4.48cm"/>
        </style:tab-stops>
      </style:paragraph-properties>
      <style:text-properties fo:color="#000000" officeooo:paragraph-rsid="0017d9d2"/>
    </style:style>
    <style:style style:name="P17" style:family="paragraph" style:parent-style-name="Recommandation">
      <style:paragraph-properties fo:margin-left="0cm" fo:margin-right="0cm" fo:text-indent="0cm" style:auto-text-indent="false">
        <style:tab-stops>
          <style:tab-stop style:position="4.48cm"/>
        </style:tab-stops>
      </style:paragraph-properties>
      <style:text-properties fo:color="#000000" officeooo:paragraph-rsid="0019a55c"/>
    </style:style>
    <style:style style:name="P18" style:family="paragraph" style:parent-style-name="Recommandation">
      <style:paragraph-properties fo:margin-left="0cm" fo:margin-right="0cm" fo:text-indent="0cm" style:auto-text-indent="false" style:snap-to-layout-grid="false">
        <style:tab-stops>
          <style:tab-stop style:position="4.48cm"/>
        </style:tab-stops>
      </style:paragraph-properties>
      <style:text-properties fo:color="#000000" fo:font-weight="normal" officeooo:paragraph-rsid="0017d9d2" style:font-weight-asian="normal" style:font-weight-complex="normal"/>
    </style:style>
    <style:style style:name="P19" style:family="paragraph" style:parent-style-name="Recommandation">
      <style:paragraph-properties fo:margin-left="0cm" fo:margin-right="0cm" fo:text-align="center" style:justify-single-word="false" fo:text-indent="0cm" style:auto-text-indent="false">
        <style:tab-stops>
          <style:tab-stop style:position="4.48cm"/>
        </style:tab-stops>
      </style:paragraph-properties>
      <style:text-properties fo:color="#000000"/>
    </style:style>
    <style:style style:name="P20" style:family="paragraph" style:parent-style-name="Recommandation">
      <style:paragraph-properties fo:margin-left="0.751cm" fo:margin-right="0cm" fo:text-indent="0cm" style:auto-text-indent="false"/>
    </style:style>
    <style:style style:name="P21" style:family="paragraph" style:parent-style-name="Recommandation">
      <style:paragraph-properties fo:margin-left="0.751cm" fo:margin-right="0cm" fo:text-indent="0cm" style:auto-text-indent="false"/>
      <style:text-properties officeooo:paragraph-rsid="00193eb6"/>
    </style:style>
    <style:style style:name="P22" style:family="paragraph" style:parent-style-name="Recommandation">
      <style:paragraph-properties fo:margin-left="0.751cm" fo:margin-right="0cm" fo:text-indent="0cm" style:auto-text-indent="false"/>
      <style:text-properties officeooo:paragraph-rsid="0019a55c"/>
    </style:style>
    <style:style style:name="P23" style:family="paragraph" style:parent-style-name="Recommandation">
      <style:paragraph-properties fo:margin-left="0.751cm" fo:margin-right="0cm" fo:text-indent="0.751cm" style:auto-text-indent="false"/>
    </style:style>
    <style:style style:name="P24" style:family="paragraph" style:parent-style-name="Recommandation">
      <style:paragraph-properties fo:margin-left="0.751cm" fo:margin-right="0cm" fo:text-indent="0.751cm" style:auto-text-indent="false"/>
      <style:text-properties officeooo:paragraph-rsid="00193eb6"/>
    </style:style>
    <style:style style:name="P25" style:family="paragraph" style:parent-style-name="Heading_20_2">
      <style:paragraph-properties fo:margin-top="0.635cm" fo:margin-bottom="0cm" style:contextual-spacing="false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26" style:family="paragraph" style:parent-style-name="Heading_20_2" style:master-page-name="Standard">
      <style:paragraph-properties fo:margin-top="0.635cm" fo:margin-bottom="0cm" style:contextual-spacing="false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27" style:family="paragraph" style:parent-style-name="flux">
      <style:paragraph-properties style:snap-to-layout-grid="false"/>
    </style:style>
    <style:style style:name="P28" style:family="paragraph" style:parent-style-name="flux">
      <style:paragraph-properties style:snap-to-layout-grid="false"/>
      <style:text-properties officeooo:paragraph-rsid="00193eb6"/>
    </style:style>
    <style:style style:name="P29" style:family="paragraph" style:parent-style-name="flux">
      <style:paragraph-properties style:snap-to-layout-grid="false"/>
      <style:text-properties officeooo:paragraph-rsid="0019a55c"/>
    </style:style>
    <style:style style:name="P30" style:family="paragraph" style:parent-style-name="flux">
      <style:text-properties officeooo:paragraph-rsid="00193eb6"/>
    </style:style>
    <style:style style:name="P31" style:family="paragraph" style:parent-style-name="flux">
      <style:text-properties officeooo:paragraph-rsid="0019a55c"/>
    </style:style>
    <style:style style:name="P32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33" style:family="paragraph" style:parent-style-name="Header">
      <style:text-properties style:font-name="Arial" fo:font-size="12pt" fo:font-style="normal" officeooo:paragraph-rsid="00189b85" style:font-size-asian="12pt" style:font-style-asian="normal" style:font-name-complex="Arial" style:font-size-complex="12pt" style:font-style-complex="normal"/>
    </style:style>
    <style:style style:name="P34" style:family="paragraph" style:parent-style-name="Header">
      <style:text-properties fo:color="#ff0000" style:font-name="Arial" fo:font-size="12pt" fo:font-style="normal" fo:font-weight="normal" officeooo:paragraph-rsid="00189b8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Header">
      <style:text-properties fo:language="none" fo:country="none" style:language-asian="none" style:country-asian="none"/>
    </style:style>
    <style:style style:name="P37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8" style:family="paragraph" style:parent-style-name="Style1">
      <style:text-properties fo:font-weight="bold" style:font-weight-asian="bold" style:font-weight-complex="bold"/>
    </style:style>
    <style:style style:name="P39" style:family="paragraph" style:parent-style-name="Style1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Style1">
      <style:paragraph-properties fo:text-align="center" style:justify-single-word="false"/>
      <style:text-properties fo:font-weight="bold" officeooo:paragraph-rsid="00193eb6" style:font-weight-asian="bold" style:font-weight-complex="bold"/>
    </style:style>
    <style:style style:name="P41" style:family="paragraph" style:parent-style-name="Style1">
      <style:paragraph-properties fo:text-align="center" style:justify-single-word="false"/>
      <style:text-properties fo:font-weight="bold" officeooo:paragraph-rsid="0019a55c" style:font-weight-asian="bold" style:font-weight-complex="bold"/>
    </style:style>
    <style:style style:name="P42" style:family="paragraph" style:parent-style-name="Style1">
      <style:text-properties fo:font-weight="bold" officeooo:paragraph-rsid="00193eb6" style:font-weight-asian="bold" style:font-weight-complex="bold"/>
    </style:style>
    <style:style style:name="P43" style:family="paragraph" style:parent-style-name="Style1">
      <style:text-properties fo:font-weight="bold" officeooo:paragraph-rsid="0019a55c" style:font-weight-asian="bold" style:font-weight-complex="bold"/>
    </style:style>
    <style:style style:name="P44" style:family="paragraph" style:parent-style-name="Style1"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 style:parent-style-name="Style1">
      <style:paragraph-properties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Style1">
      <style:paragraph-properties style:snap-to-layout-grid="false"/>
      <style:text-properties fo:font-style="italic" fo:font-weight="bold" officeooo:paragraph-rsid="00193eb6" style:font-style-asian="italic" style:font-weight-asian="bold" style:font-style-complex="italic" style:font-weight-complex="bold"/>
    </style:style>
    <style:style style:name="P47" style:family="paragraph" style:parent-style-name="Style1">
      <style:paragraph-properties style:snap-to-layout-grid="false"/>
      <style:text-properties fo:font-style="italic" fo:font-weight="bold" officeooo:paragraph-rsid="0019a55c" style:font-style-asian="italic" style:font-weight-asian="bold" style:font-style-complex="italic" style:font-weight-complex="bold"/>
    </style:style>
    <style:style style:name="P48" style:family="paragraph" style:parent-style-name="Style1">
      <style:text-properties fo:font-style="italic" fo:font-weight="bold" officeooo:paragraph-rsid="00193eb6" style:font-style-asian="italic" style:font-weight-asian="bold" style:font-style-complex="italic" style:font-weight-complex="bold"/>
    </style:style>
    <style:style style:name="P49" style:family="paragraph" style:parent-style-name="Style1">
      <style:text-properties fo:font-style="italic" fo:font-weight="bold" officeooo:paragraph-rsid="0019a55c" style:font-style-asian="italic" style:font-weight-asian="bold" style:font-style-complex="italic" style:font-weight-complex="bold"/>
    </style:style>
    <style:style style:name="P50" style:family="paragraph" style:parent-style-name="Style1">
      <style:paragraph-properties style:snap-to-layout-grid="false"/>
      <style:text-properties fo:font-style="italic" style:font-style-asian="italic" style:font-style-complex="italic"/>
    </style:style>
    <style:style style:name="P51" style:family="paragraph" style:parent-style-name="Style1">
      <style:paragraph-properties style:snap-to-layout-grid="false"/>
      <style:text-properties fo:font-style="italic" officeooo:paragraph-rsid="00193eb6" style:font-style-asian="italic" style:font-style-complex="italic"/>
    </style:style>
    <style:style style:name="P52" style:family="paragraph" style:parent-style-name="Style1">
      <style:paragraph-properties style:snap-to-layout-grid="false"/>
      <style:text-properties fo:font-style="italic" officeooo:paragraph-rsid="0019a55c" style:font-style-asian="italic" style:font-style-complex="italic"/>
    </style:style>
    <style:style style:name="P53" style:family="paragraph" style:parent-style-name="Style1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54" style:family="paragraph" style:parent-style-name="Style1">
      <style:text-properties fo:color="#ffffff" fo:font-style="italic" fo:font-weight="bold" officeooo:paragraph-rsid="00193eb6" fo:background-color="#0000ff" style:font-style-asian="italic" style:font-weight-asian="bold" style:font-style-complex="italic" style:font-weight-complex="bold"/>
    </style:style>
    <style:style style:name="P55" style:family="paragraph" style:parent-style-name="Style1">
      <style:text-properties fo:color="#ffffff" fo:font-style="italic" fo:font-weight="bold" officeooo:paragraph-rsid="0019a55c" fo:background-color="#0000ff" style:font-style-asian="italic" style:font-weight-asian="bold" style:font-style-complex="italic" style:font-weight-complex="bold"/>
    </style:style>
    <style:style style:name="P56" style:family="paragraph" style:parent-style-name="Style1">
      <style:text-properties fo:color="#ffffff" fo:font-weight="bold" officeooo:paragraph-rsid="00189b85" style:font-weight-asian="bold" style:font-weight-complex="bold"/>
    </style:style>
    <style:style style:name="P57" style:family="paragraph" style:parent-style-name="Style1">
      <style:text-properties fo:color="#ffffff" fo:font-weight="bold" officeooo:paragraph-rsid="0019a55c" style:font-weight-asian="bold" style:font-weight-complex="bold"/>
    </style:style>
    <style:style style:name="P58" style:family="paragraph" style:parent-style-name="Style1">
      <style:paragraph-properties style:snap-to-layout-grid="false"/>
    </style:style>
    <style:style style:name="P59" style:family="paragraph" style:parent-style-name="Style1">
      <style:paragraph-properties style:snap-to-layout-grid="false"/>
      <style:text-properties officeooo:paragraph-rsid="00189b85"/>
    </style:style>
    <style:style style:name="P60" style:family="paragraph" style:parent-style-name="Style1">
      <style:paragraph-properties style:snap-to-layout-grid="false"/>
      <style:text-properties officeooo:paragraph-rsid="00193eb6"/>
    </style:style>
    <style:style style:name="P61" style:family="paragraph" style:parent-style-name="Style1">
      <style:paragraph-properties style:snap-to-layout-grid="false"/>
      <style:text-properties officeooo:paragraph-rsid="0019a55c"/>
    </style:style>
    <style:style style:name="P62" style:family="paragraph" style:parent-style-name="Style1">
      <style:text-properties officeooo:paragraph-rsid="00193eb6"/>
    </style:style>
    <style:style style:name="P63" style:family="paragraph" style:parent-style-name="Style1">
      <style:paragraph-properties style:snap-to-layout-grid="false"/>
      <style:text-properties fo:font-style="normal" officeooo:paragraph-rsid="00193eb6" style:font-style-asian="normal" style:font-style-complex="normal"/>
    </style:style>
    <style:style style:name="P64" style:family="paragraph" style:parent-style-name="Style1">
      <style:paragraph-properties style:snap-to-layout-grid="false"/>
      <style:text-properties fo:font-style="normal" officeooo:paragraph-rsid="0019a55c" style:font-style-asian="normal" style:font-style-complex="normal"/>
    </style:style>
    <style:style style:name="P65" style:family="paragraph" style:parent-style-name="Style1">
      <style:text-properties officeooo:paragraph-rsid="0019a55c"/>
    </style:style>
    <style:style style:name="P66" style:family="paragraph" style:parent-style-name="Style1">
      <style:paragraph-properties fo:margin-left="0.635cm" fo:margin-right="0cm" fo:text-indent="-0.635cm" style:auto-text-indent="false" style:snap-to-layout-grid="false"/>
    </style:style>
    <style:style style:name="P67" style:family="paragraph" style:parent-style-name="Style1">
      <style:paragraph-properties fo:margin-left="0.635cm" fo:margin-right="0cm" fo:text-indent="-0.635cm" style:auto-text-indent="false" style:snap-to-layout-grid="false"/>
      <style:text-properties officeooo:paragraph-rsid="00193eb6"/>
    </style:style>
    <style:style style:name="P68" style:family="paragraph" style:parent-style-name="Style1">
      <style:paragraph-properties fo:margin-left="0.635cm" fo:margin-right="0cm" fo:text-indent="-0.635cm" style:auto-text-indent="false" style:snap-to-layout-grid="false"/>
      <style:text-properties officeooo:paragraph-rsid="0019a55c"/>
    </style:style>
    <style:style style:name="P69" style:family="paragraph" style:parent-style-name="Heading_20_1">
      <style:paragraph-properties fo:text-align="center" style:justify-single-word="false"/>
    </style:style>
    <style:style style:name="P70" style:family="paragraph" style:parent-style-name="Heading_20_1">
      <style:paragraph-properties fo:text-align="center" style:justify-single-word="false" fo:break-before="page"/>
    </style:style>
    <style:style style:name="P71" style:family="paragraph" style:parent-style-name="Standard">
      <style:text-properties style:font-name="Arial" fo:font-size="12pt" style:font-size-asian="12pt" style:font-name-complex="Arial" style:font-size-complex="12pt"/>
    </style:style>
    <style:style style:name="P72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 style:font-size-complex="12pt"/>
    </style:style>
    <style:style style:name="P73" style:family="paragraph" style:parent-style-name="Standard">
      <style:paragraph-properties fo:text-align="justify" style:justify-single-word="false">
        <style:tab-stops>
          <style:tab-stop style:position="6.332cm"/>
        </style:tab-stops>
      </style:paragraph-properties>
      <style:text-properties fo:color="#0000ff" style:font-name="Arial" style:font-name-complex="Arial"/>
    </style:style>
    <style:style style:name="P74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75" style:family="paragraph" style:parent-style-name="Standard">
      <style:paragraph-properties>
        <style:tab-stops>
          <style:tab-stop style:position="4.727cm"/>
        </style:tab-stops>
      </style:paragraph-properties>
    </style:style>
    <style:style style:name="P76" style:family="paragraph" style:parent-style-name="Standard">
      <style:text-properties officeooo:paragraph-rsid="0012c085"/>
    </style:style>
    <style:style style:name="P77" style:family="paragraph" style:parent-style-name="Standard">
      <style:paragraph-properties fo:margin-left="1.249cm" fo:margin-right="0cm" fo:text-align="justify" style:justify-single-word="false" fo:text-indent="1.249cm" style:auto-text-indent="false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78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style:font-name="Arial" fo:font-size="12pt" style:font-size-asian="12pt" style:font-name-complex="Arial" style:font-size-complex="12pt"/>
    </style:style>
    <style:style style:name="P79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80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81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2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fo:color="#0000ff" style:font-name="Arial" fo:font-size="12pt" style:font-size-asian="12pt" style:font-name-complex="Arial" style:font-size-complex="12pt"/>
    </style:style>
    <style:style style:name="P83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84" style:family="paragraph" style:parent-style-name="Liste_20_2">
      <style:paragraph-properties fo:margin-left="0cm" fo:margin-right="0cm" fo:text-indent="0cm" style:auto-text-indent="false"/>
      <style:text-properties style:font-name="Arial" style:font-name-complex="Arial"/>
    </style:style>
    <style:style style:name="P85" style:family="paragraph" style:parent-style-name="Text_20_body">
      <style:paragraph-properties fo:text-align="center" style:justify-single-word="false"/>
    </style:style>
    <style:style style:name="P8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7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88" style:family="paragraph" style:parent-style-name="Text_20_body" style:list-style-name="WW8Num4"/>
    <style:style style:name="P89" style:family="paragraph" style:parent-style-name="Text_20_body">
      <style:text-properties officeooo:paragraph-rsid="0012c085"/>
    </style:style>
    <style:style style:name="P90" style:family="paragraph" style:parent-style-name="Text_20_body">
      <style:text-properties officeooo:paragraph-rsid="0012d185"/>
    </style:style>
    <style:style style:name="P91" style:family="paragraph" style:parent-style-name="Text_20_body">
      <style:text-properties officeooo:paragraph-rsid="0017d9d2"/>
    </style:style>
    <style:style style:name="P92" style:family="paragraph">
      <style:paragraph-properties fo:text-align="center" style:writing-mode="lr-tb"/>
    </style:style>
    <style:style style:name="T1" style:family="text">
      <style:text-properties fo:color="#000000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style:font-name-asian="Arial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-complex="Wide Latin"/>
    </style:style>
    <style:style style:name="T10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11" style:family="text">
      <style:text-properties officeooo:rsid="0012c085"/>
    </style:style>
    <style:style style:name="T12" style:family="text">
      <style:text-properties fo:color="#000000" fo:font-style="normal" fo:font-weight="normal" officeooo:rsid="0012c085" style:font-style-asian="normal" style:font-weight-asian="normal" style:font-style-complex="normal" style:font-weight-complex="normal"/>
    </style:style>
    <style:style style:name="T13" style:family="text">
      <style:text-properties officeooo:rsid="0012d185"/>
    </style:style>
    <style:style style:name="T14" style:family="text">
      <style:text-properties officeooo:rsid="0017d9d2"/>
    </style:style>
    <style:style style:name="T15" style:family="text">
      <style:text-properties officeooo:rsid="00189b85"/>
    </style:style>
    <style:style style:name="T16" style:family="text">
      <style:text-properties officeooo:rsid="00193eb6"/>
    </style:style>
    <style:style style:name="T17" style:family="text">
      <style:text-properties officeooo:rsid="0019a55c"/>
    </style:style>
    <style:style style:name="T18" style:family="text">
      <style:text-properties officeooo:rsid="0019e8f1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5"/>
      <text:p text:style-name="P25"/>
      <text:p text:style-name="P25"/>
      <text:p text:style-name="P25"/>
      <text:p text:style-name="P25">SPECIFICATION TECHNIQUE DE BESOIN</text:p>
      <text:p text:style-name="P71"/>
      <text:p text:style-name="P72"/>
      <text:p text:style-name="P72"/>
      <text:p text:style-name="P72"/>
      <text:p text:style-name="P72"/>
      <text:p text:style-name="P77"/>
      <text:p text:style-name="P80"/>
      <text:p text:style-name="P78"><text:span text:style-name="T2">Version :<text:tab/><text:tab/></text:span><text:span text:style-name="T6">&lt; version du document&gt;</text:span></text:p>
      <text:p text:style-name="P80"/>
      <text:p text:style-name="P78"><text:span text:style-name="T2">Date :<text:tab/><text:tab/><text:tab/></text:span><text:span text:style-name="T6">&lt; date de publication du document&gt;</text:span></text:p>
      <text:p text:style-name="P82"/>
      <text:p text:style-name="P78"><text:span text:style-name="T2">Rédigé par :</text:span><text:span text:style-name="T3"><text:tab/><text:tab/></text:span><text:span text:style-name="T12">Giovanni Huet, Romain Pignard</text:span></text:p>
      <text:p text:style-name="P81"/>
      <text:p text:style-name="P78"><text:span text:style-name="T2">Relu par :</text:span><text:span text:style-name="T3"><text:tab/><text:tab/></text:span><text:span text:style-name="T6">&lt; nom des membres du projet ayant relu le document&gt;</text:span></text:p>
      <text:p text:style-name="P80"/>
      <text:p text:style-name="P78"><text:span text:style-name="T2">Approuvé par :<text:tab/></text:span><text:span text:style-name="T6">&lt; nom de l’enseignant responsable du suivi&gt;</text:span></text:p>
      <text:p text:style-name="P80"/>
      <text:p text:style-name="P79"><text:span text:style-name="T4"><text:s text:c="25"/></text:span><text:span text:style-name="T1">Signature :</text:span><text:span text:style-name="T5"><text:tab/>&lt;signature de l’enseignant&gt;</text:span></text:p>
      <text:p text:style-name="P83"/>
      <text:p text:style-name="P83"/>
      <text:p text:style-name="P83"/>
      <text:p text:style-name="P83"/>
      <text:p text:style-name="P72"/>
      <text:p text:style-name="P72"/>
      <text:p text:style-name="P73"><text:span text:style-name="T7">Objectif</text:span> <text:span text:style-name="T7">: </text:span><text:span text:style-name="T8">Ce document est destiné à traduire les besoins des utilisateurs du logiciel et à établir une référence pour sa validation. Il doit être élaboré en coopération avec le demandeur puis <text:s/>approuvé par ce dernier. Son but est de recenser les principales exigences que l’équipe de développement s’engage à satisfaire dans le cadre du projet.</text:span></text:p>
      <text:p text:style-name="P74"/>
      <text:p text:style-name="P74"/>
      <text:p text:style-name="P74"/>
      <text:p text:style-name="P74"/>
      <text:p text:style-name="P74"/>
      <text:p text:style-name="P70"/>
      <text:p text:style-name="P69"/>
      <text:p text:style-name="P69">MISES A JOUR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86">Version</text:p>
          </table:table-cell>
          <table:table-cell table:style-name="Tableau1.A1" office:value-type="string">
            <text:p text:style-name="P86">Date</text:p>
          </table:table-cell>
          <table:table-cell table:style-name="Tableau1.C1" office:value-type="string">
            <text:p text:style-name="P86">Modifications réalisées</text:p>
          </table:table-cell>
        </table:table-row>
        <table:table-row table:style-name="Tableau1.1">
          <table:table-cell table:style-name="Tableau1.A1" office:value-type="string">
            <text:p text:style-name="P85">0.1</text:p>
          </table:table-cell>
          <table:table-cell table:style-name="Tableau1.A1" office:value-type="string">
            <text:p text:style-name="P85">26/11/1<text:span text:style-name="T11">2</text:span></text:p>
          </table:table-cell>
          <table:table-cell table:style-name="Tableau1.C1" office:value-type="string">
            <text:p text:style-name="P85">Création</text:p>
          </table:table-cell>
        </table:table-row>
        <table:table-row table:style-name="Tableau1.1">
          <table:table-cell table:style-name="Tableau1.A1" office:value-type="string">
            <text:p text:style-name="P87"/>
          </table:table-cell>
          <table:table-cell table:style-name="Tableau1.A1" office:value-type="string">
            <text:p text:style-name="P87"/>
          </table:table-cell>
          <table:table-cell table:style-name="Tableau1.C1" office:value-type="string">
            <text:p text:style-name="P87"/>
          </table:table-cell>
        </table:table-row>
        <table:table-row table:style-name="Tableau1.1">
          <table:table-cell table:style-name="Tableau1.A1" office:value-type="string">
            <text:p text:style-name="P87"/>
          </table:table-cell>
          <table:table-cell table:style-name="Tableau1.A1" office:value-type="string">
            <text:p text:style-name="P87"/>
          </table:table-cell>
          <table:table-cell table:style-name="Tableau1.C1" office:value-type="string">
            <text:p text:style-name="P87"/>
          </table:table-cell>
        </table:table-row>
        <table:table-row table:style-name="Tableau1.1">
          <table:table-cell table:style-name="Tableau1.A1" office:value-type="string">
            <text:p text:style-name="P87"/>
          </table:table-cell>
          <table:table-cell table:style-name="Tableau1.A1" office:value-type="string">
            <text:p text:style-name="P87"/>
          </table:table-cell>
          <table:table-cell table:style-name="Tableau1.C1" office:value-type="string">
            <text:p text:style-name="P87"/>
          </table:table-cell>
        </table:table-row>
      </table:table>
      <text:p text:style-name="Standard"/>
      <text:list xml:id="list192556730" text:style-name="WW8Num4">
        <text:list-item>
          <text:h text:style-name="P1" text:outline-level="1">Objet :</text:h>
          <text:p text:style-name="P88"/>
        </text:list-item>
      </text:list>
      <text:p text:style-name="P89"><text:span text:style-name="T11">L'objectif de ce projet est l’étude et la mise en œuvre des solutions cryptographiques permettant l'authentification et la signature par cartes à puce.</text:span></text:p>
      <text:p text:style-name="P90"><text:span text:style-name="T11">Pour ce faire, nous utiliserons des cryptosystèmes symétrique</text:span><text:span text:style-name="T13">s</text:span><text:span text:style-name="T11"> et asymétrique</text:span><text:span text:style-name="T13">s</text:span><text:span text:style-name="T11"> </text:span><text:span text:style-name="T13">implémentés sur des cartes </text:span><text:span text:style-name="T11">J3A de NXP au</text:span><text:span text:style-name="T13">x</text:span><text:span text:style-name="T11"> standard</text:span><text:span text:style-name="T13">s</text:span><text:span text:style-name="T11"> Javacard 2.2.2. </text:span><text:span text:style-name="T13">et <text:s/>GlobalPlatform 2.1.1.</text:span></text:p>
      <text:p text:style-name="P91"><text:span text:style-name="T14">Les lecteurs de cartes utilisent la bibliothèque PC/SC pour communiquer avec l'application.</text:span></text:p>
      <text:p text:style-name="P89"><text:span text:style-name="T11"/></text:p>
      <text:p text:style-name="P76"><text:span text:style-name="T11"/></text:p>
      <text:p text:style-name="Standard"/>
      <text:p text:style-name="P9">Présenter succinctement le sujet et les hypothèses de travail :</text:p>
      <text:list xml:id="list630747099" text:style-name="WW8Num3">
        <text:list-item>
          <text:p text:style-name="P10">Besoin opérationnel et contexte d’exploitation (utilité du logiciel)</text:p>
        </text:list-item>
        <text:list-item>
          <text:p text:style-name="P10">Objectifs techniques </text:p>
        </text:list-item>
        <text:list-item>
          <text:p text:style-name="P10">Contraintes et recommandations</text:p>
        </text:list-item>
        <text:list-item>
          <text:p text:style-name="P10">Résultats attendus</text:p>
        </text:list-item>
      </text:list>
      <text:list xml:id="list477823951" text:continue-list="list192556730" text:style-name="WW8Num4">
        <text:list-item>
          <text:h text:style-name="P2" text:outline-level="1">Documents applicables et de référence</text:h>
        </text:list-item>
      </text:list>
      <text:p text:style-name="P9">Lister</text:p>
      <text:list xml:id="list1514333666" text:continue-list="list630747099" text:style-name="WW8Num3">
        <text:list-item>
          <text:p text:style-name="P10">Les références des documents qui définissent formellement les principes directeurs et les hypothèses de travail prise en compte pour l’établissement de la spécification.</text:p>
        </text:list-item>
        <text:list-item>
          <text:p text:style-name="P10">Les références des documents cités dans la STB au titre d’explication ou de justification</text:p>
        </text:list-item>
      </text:list>
      <text:list xml:id="list1850250922" text:continue-list="list477823951" text:style-name="WW8Num4">
        <text:list-item>
          <text:h text:style-name="P2" text:outline-level="1">Terminologie et sigles utilisés</text:h>
        </text:list-item>
      </text:list>
      <text:list xml:id="list862869116" text:continue-list="list1514333666" text:style-name="WW8Num3">
        <text:list-item>
          <text:p text:style-name="P10">Glossaire ou dictionnaire </text:p>
        </text:list-item>
        <text:list-item>
          <text:p text:style-name="P10">Abréviations.</text:p>
        </text:list-item>
        <text:list-item>
          <text:p text:style-name="P10">Formalisme utilisé</text:p>
        </text:list-item>
        <text:list-item>
          <text:p text:style-name="P10">Légendes et conventions de représentation</text:p>
        </text:list-item>
      </text:list>
      <text:list xml:id="list640591796" text:continue-list="list1850250922" text:style-name="WW8Num4">
        <text:list-item>
          <text:h text:style-name="P2" text:outline-level="1">Exigences fonctionnelles</text:h>
          <text:list>
            <text:list-item>
              <text:h text:style-name="P3" text:outline-level="2">Présentation de la mission du produit logiciel</text:h>
            </text:list-item>
          </text:list>
        </text:list-item>
      </text:list>
      <text:p text:style-name="P12"/>
      <text:p text:style-name="Recommandation">Exprimer le besoin fonctionnel :</text:p>
      <text:list xml:id="list959588168" text:style-name="WW8Num2">
        <text:list-item>
          <text:p text:style-name="P11">Décrire l’environnement d’exploitation (acteurs, positionnement dans le système, profils des utilisateurs, etc.)</text:p>
        </text:list-item>
        <text:list-item>
          <text:p text:style-name="P11">Recenser les cas d’utilisation et dresser une liste des scénarios de mise en œuvre du système.</text:p>
        </text:list-item>
      </text:list>
      <text:p text:style-name="P4"><text:s/></text:p>
      <text:p text:style-name="Recommandation">Ce chapitre pourra être illustré par des diagrammes de cas d’utilisation UML.</text:p>
      <text:p text:style-name="Recommandation"/>
      <text:p text:style-name="Recommandation">La liste des cas d’utilisation pourra être présentée dans un tableau (voir exemple  proposé ci-après)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9">Id</text:p>
          </table:table-cell>
          <table:table-cell table:style-name="Tableau2.A1" office:value-type="string">
            <text:p text:style-name="P19">Intitulé</text:p>
          </table:table-cell>
          <table:table-cell table:style-name="Tableau2.A1" office:value-type="string">
            <text:p text:style-name="P19">Acteur(s)</text:p>
          </table:table-cell>
          <table:table-cell table:style-name="Tableau2.D1" office:value-type="string">
            <text:p text:style-name="P19">Priorité</text:p>
          </table:table-cell>
        </table:table-row>
        <table:table-row table:style-name="Tableau2.1">
          <table:table-cell table:style-name="Tableau2.A1" office:value-type="string">
            <text:p text:style-name="P13">1</text:p>
          </table:table-cell>
          <table:table-cell table:style-name="Tableau2.A1" office:value-type="string">
            <text:p text:style-name="P16"><text:span text:style-name="T14">Attribution d'une nouvelle carte à un utilisateur.</text:span></text:p>
          </table:table-cell>
          <table:table-cell table:style-name="Tableau2.A1" office:value-type="string">
            <text:p text:style-name="P13">Administrateur, <text:span text:style-name="T14">Utilisateur</text:span></text:p>
          </table:table-cell>
          <table:table-cell table:style-name="Tableau2.D1" office:value-type="string">
            <text:p text:style-name="P13">Indispensable</text:p>
          </table:table-cell>
        </table:table-row>
        <table:table-row table:style-name="Tableau2.1">
          <table:table-cell table:style-name="Tableau2.A1" office:value-type="string">
            <text:p text:style-name="P13">2</text:p>
          </table:table-cell>
          <table:table-cell table:style-name="Tableau2.A1" office:value-type="string">
            <text:p text:style-name="P16"><text:span text:style-name="T14">Authentification d'un utilisateur.</text:span></text:p>
          </table:table-cell>
          <table:table-cell table:style-name="Tableau2.A1" office:value-type="string">
            <text:p text:style-name="P16"><text:span text:style-name="T14">Utilisateur</text:span></text:p>
          </table:table-cell>
          <table:table-cell table:style-name="Tableau2.D1" office:value-type="string">
            <text:p text:style-name="P13">Indispensable</text:p>
          </table:table-cell>
        </table:table-row>
        <table:table-row table:style-name="Tableau2.1">
          <table:table-cell table:style-name="Tableau2.A1" office:value-type="string">
            <text:p text:style-name="P13">3</text:p>
          </table:table-cell>
          <table:table-cell table:style-name="Tableau2.A1" office:value-type="string">
            <text:p text:style-name="P16"><text:span text:style-name="T14">Signature d'un document.</text:span></text:p>
          </table:table-cell>
          <table:table-cell table:style-name="Tableau2.A1" office:value-type="string">
            <text:p text:style-name="P17"><text:span text:style-name="T17">Utilisateur</text:span></text:p>
          </table:table-cell>
          <table:table-cell table:style-name="Tableau2.D1" office:value-type="string">
            <text:p text:style-name="P13">Indispensable</text:p>
          </table:table-cell>
        </table:table-row>
        <table:table-row table:style-name="Tableau2.1">
          <table:table-cell table:style-name="Tableau2.A1" office:value-type="string">
            <text:p text:style-name="P14"><text:span text:style-name="T14">4</text:span></text:p>
          </table:table-cell>
          <table:table-cell table:style-name="Tableau2.A1" office:value-type="string">
            <text:p text:style-name="P14"><text:span text:style-name="T14">Administration des cartes.</text:span></text:p>
          </table:table-cell>
          <table:table-cell table:style-name="Tableau2.A1" office:value-type="string">
            <text:p text:style-name="P15"><text:span text:style-name="T15">Manager</text:span></text:p>
          </table:table-cell>
          <table:table-cell table:style-name="Tableau2.D1" office:value-type="string">
            <text:p text:style-name="P13">Important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18"><text:span text:style-name="T14">5</text:span></text:p>
          </table:table-cell>
          <table:table-cell table:style-name="Tableau2.A1" office:value-type="string">
            <text:p text:style-name="P15"><text:span text:style-name="T15">Visualisation du journal d'accès</text:span></text:p>
          </table:table-cell>
          <table:table-cell table:style-name="Tableau2.A1" office:value-type="string">
            <text:p text:style-name="P15"><text:span text:style-name="T15">Manager</text:span></text:p>
          </table:table-cell>
          <table:table-cell table:style-name="Tableau2.D1" office:value-type="string">
            <text:p text:style-name="P15">Secondaire</text:p>
          </table:table-cell>
        </table:table-row>
      </table:table>
      <text:p text:style-name="P84"/>
      <text:p text:style-name="P84"/>
      <text:p text:style-name="Recommandation"/>
      <text:p text:style-name="Recommandation"/>
      <text:list xml:id="list888694699" text:continue-list="list640591796" text:style-name="WW8Num4">
        <text:list-item>
          <text:list>
            <text:list-item>
              <text:h text:style-name="P3" text:outline-level="2">&lt;Cas d’utilisation C1&gt; <text:s/></text:h>
            </text:list-item>
          </text:list>
        </text:list-item>
      </text:list>
      <text:p text:style-name="Recommandation"/>
      <text:p text:style-name="P6">Chaque cas devra faire l’objet d’un paragraphe contenant une description détaillée sous forme de fiche servant de référence pour le projet. Les fiches pourront être complétées et mises à jour pendant le développement en fonction des exigences nouvelles ou des évolutions demandées par le client.</text:p>
      <text:p text:style-name="P20"/>
      <text:p text:style-name="P23">Chaque fiche pourra respecter le modèle suivant :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2" office:value-type="string">
            <text:list xml:id="list1993344140" text:style-name="WW8Num5">
              <text:list-header>
                <text:p text:style-name="P53">Nom : <text:span text:style-name="T16">C1</text:span></text:p>
              </text:list-header>
            </text:list>
          </table:table-cell>
          <table:covered-table-cell/>
          <table:table-cell table:style-name="Tableau3.C1" table:number-columns-spanned="3" office:value-type="string">
            <text:list xml:id="list1409000591" text:continue-numbering="true" text:style-name="WW8Num5">
              <text:list-header>
                <text:p text:style-name="P56"><text:span text:style-name="T15">Attribution d'une carte</text:span></text:p>
              </text:list-header>
            </text:list>
          </table:table-cell>
          <table:covered-table-cell/>
          <table:covered-table-cell/>
        </table:table-row>
        <table:table-row table:style-name="Tableau3.1">
          <table:table-cell table:style-name="Tableau3.A2" table:number-columns-spanned="2" office:value-type="string">
            <text:list xml:id="list2021169444" text:continue-numbering="true" text:style-name="WW8Num5">
              <text:list-header>
                <text:p text:style-name="P44">Acteurs concernés  </text:p>
              </text:list-header>
            </text:list>
          </table:table-cell>
          <table:covered-table-cell/>
          <table:table-cell table:style-name="Tableau3.C2" table:number-columns-spanned="3" office:value-type="string">
            <text:list xml:id="list2138229827" text:continue-numbering="true" text:style-name="WW8Num5">
              <text:list-header>
                <text:p text:style-name="P59"><text:span text:style-name="T15">Administrateur, utilisateur.</text:span></text:p>
                <text:p text:style-name="Style1"/>
              </text:list-header>
            </text:list>
          </table:table-cell>
          <table:covered-table-cell/>
          <table:covered-table-cell/>
        </table:table-row>
        <table:table-row table:style-name="Tableau3.1">
          <table:table-cell table:style-name="Tableau3.A3" table:number-columns-spanned="2" office:value-type="string">
            <text:list xml:id="list663211852" text:continue-numbering="true" text:style-name="WW8Num5">
              <text:list-header>
                <text:p text:style-name="P44">Description </text:p>
              </text:list-header>
            </text:list>
          </table:table-cell>
          <table:covered-table-cell/>
          <table:table-cell table:style-name="Tableau3.C3" table:number-columns-spanned="3" office:value-type="string">
            <text:list xml:id="list720527535" text:continue-numbering="true" text:style-name="WW8Num5">
              <text:list-header>
                <text:p text:style-name="P59"><text:span text:style-name="T15">Attribution d'une carte contenant les informations de l'utilisateur: login et clés .</text:span></text:p>
                <text:p text:style-name="Style1"/>
              </text:list-header>
            </text:list>
          </table:table-cell>
          <table:covered-table-cell/>
          <table:covered-table-cell/>
        </table:table-row>
        <table:table-row table:style-name="Tableau3.1">
          <table:table-cell table:style-name="Tableau3.A4" table:number-columns-spanned="2" office:value-type="string">
            <text:list xml:id="list1469663892" text:continue-numbering="true" text:style-name="WW8Num5">
              <text:list-header>
                <text:p text:style-name="P44">Pré-conditions </text:p>
              </text:list-header>
            </text:list>
          </table:table-cell>
          <table:covered-table-cell/>
          <table:table-cell table:style-name="Tableau3.C4" table:number-columns-spanned="3" office:value-type="string">
            <text:list xml:id="list2130267548" text:continue-numbering="true" text:style-name="WW8Num5">
              <text:list-header>
                <text:p text:style-name="P51"><text:span text:style-name="T16">L'utilisateur n'a pas encore de carte.</text:span></text:p>
              </text:list-header>
            </text:list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2" office:value-type="string">
            <text:list xml:id="list1794001304" text:continue-numbering="true" text:style-name="WW8Num5">
              <text:list-header>
                <text:p text:style-name="P44">Evénements déclenchants</text:p>
              </text:list-header>
            </text:list>
          </table:table-cell>
          <table:covered-table-cell/>
          <table:table-cell table:style-name="Tableau3.C5" table:number-columns-spanned="3" office:value-type="string">
            <text:list xml:id="list1449340843" text:continue-numbering="true" text:style-name="WW8Num5">
              <text:list-header>
                <text:p text:style-name="P60"><text:span text:style-name="T16">Demande de l'utilisateur.</text:span></text:p>
                <text:p text:style-name="Style1"/>
              </text:list-header>
            </text:list>
          </table:table-cell>
          <table:covered-table-cell/>
          <table:covered-table-cell/>
        </table:table-row>
        <table:table-row table:style-name="Tableau3.1">
          <table:table-cell table:style-name="Tableau3.A6" table:number-columns-spanned="2" office:value-type="string">
            <text:list xml:id="list1268719774" text:continue-numbering="true" text:style-name="WW8Num5">
              <text:list-header>
                <text:p text:style-name="P44">Conditions d’arrêt </text:p>
              </text:list-header>
            </text:list>
          </table:table-cell>
          <table:covered-table-cell/>
          <table:table-cell table:style-name="Tableau3.C6" table:number-columns-spanned="3" office:value-type="string">
            <text:list xml:id="list787359630" text:continue-numbering="true" text:style-name="WW8Num5">
              <text:list-header>
                <text:p text:style-name="P60"><text:span text:style-name="T16">La carte a été remise à l'utilisateur.</text:span></text:p>
                <text:p text:style-name="Style1"/>
              </text:list-header>
            </text:list>
          </table:table-cell>
          <table:covered-table-cell/>
          <table:covered-table-cell/>
        </table:table-row>
        <table:table-row table:style-name="Tableau3.7">
          <table:table-cell table:style-name="Tableau3.A7" table:number-columns-spanned="5" office:value-type="string">
            <text:list xml:id="list956844010" text:continue-numbering="true" text:style-name="WW8Num5">
              <text:list-header>
                <text:p text:style-name="P38">Description du flot d ’événements principal :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8" table:number-columns-spanned="3" office:value-type="string">
            <text:list xml:id="list254739340" text:continue-numbering="true" text:style-name="WW8Num5">
              <text:list-header>
                <text:p text:style-name="P39">Acteur(s)</text:p>
              </text:list-header>
            </text:list>
          </table:table-cell>
          <table:covered-table-cell/>
          <table:covered-table-cell/>
          <table:table-cell table:style-name="Tableau3.D8" table:number-columns-spanned="2" office:value-type="string">
            <text:list xml:id="list1873037600" text:continue-numbering="true" text:style-name="WW8Num5">
              <text:list-header>
                <text:p text:style-name="P39">Système </text:p>
              </text:list-header>
            </text:list>
          </table:table-cell>
          <table:covered-table-cell/>
        </table:table-row>
        <table:table-row table:style-name="Tableau3.1">
          <table:table-cell table:style-name="Tableau3.A9" table:number-columns-spanned="3" office:value-type="string">
            <text:p text:style-name="P27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3.D9" table:number-columns-spanned="2" office:value-type="string">
            <text:p text:style-name="P27"/>
          </table:table-cell>
          <table:covered-table-cell/>
        </table:table-row>
        <table:table-row table:style-name="Tableau3.7">
          <table:table-cell table:style-name="Tableau3.A10" table:number-rows-spanned="2" office:value-type="string">
            <text:list xml:id="list1711801694" text:continue-numbering="true" text:style-name="WW8Num5">
              <text:list-header>
                <text:p text:style-name="P44">Flots secondaires :</text:p>
              </text:list-header>
            </text:list>
          </table:table-cell>
          <table:table-cell table:style-name="Tableau3.B10" table:number-columns-spanned="4" office:value-type="string">
            <text:list xml:id="list2085435046" text:continue-numbering="true" text:style-name="WW8Num5">
              <text:list-header>
                <text:p text:style-name="P58"/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3.7">
          <table:table-cell table:style-name="Tableau3.A11" office:value-type="string">
            <text:list xml:id="list1042008927" text:continue-numbering="true" text:style-name="WW8Num5">
              <text:list-header>
                <text:p text:style-name="P45"/>
              </text:list-header>
            </text:list>
          </table:table-cell>
          <table:table-cell table:style-name="Tableau3.B11" table:number-columns-spanned="3" office:value-type="string">
            <text:p text:style-name="P27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3.E11" office:value-type="string">
            <text:list xml:id="list590484067" text:continue-numbering="true" text:style-name="WW8Num5">
              <text:list-header>
                <text:p text:style-name="P66"/>
              </text:list-header>
            </text:list>
          </table:table-cell>
        </table:table-row>
        <table:table-row table:style-name="Tableau3.1">
          <table:table-cell table:style-name="Tableau3.A12" office:value-type="string">
            <text:list xml:id="list1224684245" text:continue-numbering="true" text:style-name="WW8Num5">
              <text:list-header>
                <text:p text:style-name="P44">Flots d’exception :</text:p>
              </text:list-header>
            </text:list>
          </table:table-cell>
          <table:table-cell table:style-name="Tableau3.B12" table:number-columns-spanned="4" office:value-type="string">
            <text:list xml:id="list756688814" text:continue-numbering="true" text:style-name="WW8Num5">
              <text:list-header>
                <text:p text:style-name="P50"/>
              </text:list-header>
            </text:list>
          </table:table-cell>
          <table:covered-table-cell/>
          <table:covered-table-cell/>
          <table:covered-table-cell/>
        </table:table-row>
      </table:table>
      <text:p text:style-name="Recommandation"/>
      <text:p text:style-name="Recommandation">Le paragraphe sera complété par la liste des exigences fonctionnelles applicables au logiciel pour la fonction considérée en associant un numéro à chaque exigence.</text:p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P24"><text:soft-page-break/>Chaque fiche pourra respecter le modèle suivant :</text:p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table:number-columns-spanned="2" office:value-type="string">
            <text:list xml:id="list1443936820" text:continue-numbering="true" text:style-name="WW8Num5">
              <text:list-header>
                <text:p text:style-name="P54">Nom : <text:span text:style-name="T16">C</text:span><text:span text:style-name="T17">2</text:span></text:p>
              </text:list-header>
            </text:list>
          </table:table-cell>
          <table:covered-table-cell/>
          <table:table-cell table:style-name="Tableau4.C1" table:number-columns-spanned="3" office:value-type="string">
            <text:list xml:id="list644131711" text:continue-numbering="true" text:style-name="WW8Num5">
              <text:list-header>
                <text:p text:style-name="P57"><text:span text:style-name="T17">Authentification d'un utilisateur</text:span></text:p>
              </text:list-header>
            </text:list>
          </table:table-cell>
          <table:covered-table-cell/>
          <table:covered-table-cell/>
        </table:table-row>
        <table:table-row table:style-name="Tableau4.1">
          <table:table-cell table:style-name="Tableau4.A2" table:number-columns-spanned="2" office:value-type="string">
            <text:list xml:id="list1624346036" text:continue-numbering="true" text:style-name="WW8Num5">
              <text:list-header>
                <text:p text:style-name="P48">Acteurs concernés  </text:p>
              </text:list-header>
            </text:list>
          </table:table-cell>
          <table:covered-table-cell/>
          <table:table-cell table:style-name="Tableau4.C2" table:number-columns-spanned="3" office:value-type="string">
            <text:list xml:id="list1865272099" text:continue-numbering="true" text:style-name="WW8Num5">
              <text:list-header>
                <text:p text:style-name="P61"><text:span text:style-name="T17">Utilisateur</text:span></text:p>
              </text:list-header>
            </text:list>
          </table:table-cell>
          <table:covered-table-cell/>
          <table:covered-table-cell/>
        </table:table-row>
        <table:table-row table:style-name="Tableau4.1">
          <table:table-cell table:style-name="Tableau4.A3" table:number-columns-spanned="2" office:value-type="string">
            <text:list xml:id="list446483112" text:continue-numbering="true" text:style-name="WW8Num5">
              <text:list-header>
                <text:p text:style-name="P48">Description </text:p>
              </text:list-header>
            </text:list>
          </table:table-cell>
          <table:covered-table-cell/>
          <table:table-cell table:style-name="Tableau4.C3" table:number-columns-spanned="3" office:value-type="string">
            <text:list xml:id="list2067945060" text:continue-numbering="true" text:style-name="WW8Num5">
              <text:list-header>
                <text:p text:style-name="P60"><text:span text:style-name="T16">Le système authentifie l'utilisateur grâce aux données contenues sur sa carte</text:span></text:p>
                <text:p text:style-name="P62"/>
              </text:list-header>
            </text:list>
          </table:table-cell>
          <table:covered-table-cell/>
          <table:covered-table-cell/>
        </table:table-row>
        <table:table-row table:style-name="Tableau4.1">
          <table:table-cell table:style-name="Tableau4.A4" table:number-columns-spanned="2" office:value-type="string">
            <text:list xml:id="list1197897190" text:continue-numbering="true" text:style-name="WW8Num5">
              <text:list-header>
                <text:p text:style-name="P48">Pré-conditions </text:p>
              </text:list-header>
            </text:list>
          </table:table-cell>
          <table:covered-table-cell/>
          <table:table-cell table:style-name="Tableau4.C4" table:number-columns-spanned="3" office:value-type="string">
            <text:list xml:id="list115025459" text:continue-numbering="true" text:style-name="WW8Num5">
              <text:list-header>
                <text:p text:style-name="P63"><text:span text:style-name="T16">L'utilisateur a une carte valide</text:span></text:p>
              </text:list-header>
            </text:list>
          </table:table-cell>
          <table:covered-table-cell/>
          <table:covered-table-cell/>
        </table:table-row>
        <table:table-row table:style-name="Tableau4.1">
          <table:table-cell table:style-name="Tableau4.A5" table:number-columns-spanned="2" office:value-type="string">
            <text:list xml:id="list749105602" text:continue-numbering="true" text:style-name="WW8Num5">
              <text:list-header>
                <text:p text:style-name="P48">Evénements déclenchants</text:p>
              </text:list-header>
            </text:list>
          </table:table-cell>
          <table:covered-table-cell/>
          <table:table-cell table:style-name="Tableau4.C5" table:number-columns-spanned="3" office:value-type="string">
            <text:list xml:id="list1804264060" text:continue-numbering="true" text:style-name="WW8Num5">
              <text:list-header>
                <text:p text:style-name="P60"><text:span text:style-name="T16">Demande de l'utilisateur.</text:span></text:p>
                <text:p text:style-name="P62"/>
              </text:list-header>
            </text:list>
          </table:table-cell>
          <table:covered-table-cell/>
          <table:covered-table-cell/>
        </table:table-row>
        <table:table-row table:style-name="Tableau4.1">
          <table:table-cell table:style-name="Tableau4.A6" table:number-columns-spanned="2" office:value-type="string">
            <text:list xml:id="list969495232" text:continue-numbering="true" text:style-name="WW8Num5">
              <text:list-header>
                <text:p text:style-name="P48">Conditions d’arrêt </text:p>
              </text:list-header>
            </text:list>
          </table:table-cell>
          <table:covered-table-cell/>
          <table:table-cell table:style-name="Tableau4.C6" table:number-columns-spanned="3" office:value-type="string">
            <text:list xml:id="list2123881266" text:continue-numbering="true" text:style-name="WW8Num5">
              <text:list-header>
                <text:p text:style-name="P60"><text:span text:style-name="T16">L'authentification a réussi ou échoué.</text:span></text:p>
                <text:p text:style-name="P62"/>
              </text:list-header>
            </text:list>
          </table:table-cell>
          <table:covered-table-cell/>
          <table:covered-table-cell/>
        </table:table-row>
        <table:table-row table:style-name="Tableau4.7">
          <table:table-cell table:style-name="Tableau4.A7" table:number-columns-spanned="5" office:value-type="string">
            <text:list xml:id="list1643724929" text:continue-numbering="true" text:style-name="WW8Num5">
              <text:list-header>
                <text:p text:style-name="P42">Description du flot d ’événements principal :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8" table:number-columns-spanned="3" office:value-type="string">
            <text:list xml:id="list926016484" text:continue-numbering="true" text:style-name="WW8Num5">
              <text:list-header>
                <text:p text:style-name="P40">Acteur(s)</text:p>
              </text:list-header>
            </text:list>
          </table:table-cell>
          <table:covered-table-cell/>
          <table:covered-table-cell/>
          <table:table-cell table:style-name="Tableau4.D8" table:number-columns-spanned="2" office:value-type="string">
            <text:list xml:id="list605384543" text:continue-numbering="true" text:style-name="WW8Num5">
              <text:list-header>
                <text:p text:style-name="P40">Système </text:p>
              </text:list-header>
            </text:list>
          </table:table-cell>
          <table:covered-table-cell/>
        </table:table-row>
        <table:table-row table:style-name="Tableau4.1">
          <table:table-cell table:style-name="Tableau4.A9" table:number-columns-spanned="3" office:value-type="string">
            <text:p text:style-name="P28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covered-table-cell/>
          <table:covered-table-cell/>
          <table:table-cell table:style-name="Tableau4.D9" table:number-columns-spanned="2" office:value-type="string">
            <text:p text:style-name="P28"/>
          </table:table-cell>
          <table:covered-table-cell/>
        </table:table-row>
        <table:table-row table:style-name="Tableau4.7">
          <table:table-cell table:style-name="Tableau4.A10" table:number-rows-spanned="2" office:value-type="string">
            <text:list xml:id="list182543889" text:continue-numbering="true" text:style-name="WW8Num5">
              <text:list-header>
                <text:p text:style-name="P48">Flots secondaires :</text:p>
              </text:list-header>
            </text:list>
          </table:table-cell>
          <table:table-cell table:style-name="Tableau4.B10" table:number-columns-spanned="4" office:value-type="string">
            <text:list xml:id="list213971801" text:continue-numbering="true" text:style-name="WW8Num5">
              <text:list-header>
                <text:p text:style-name="P60"/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4.7">
          <table:table-cell table:style-name="Tableau4.A11" office:value-type="string">
            <text:list xml:id="list553943517" text:continue-numbering="true" text:style-name="WW8Num5">
              <text:list-header>
                <text:p text:style-name="P46"/>
              </text:list-header>
            </text:list>
          </table:table-cell>
          <table:table-cell table:style-name="Tableau4.B11" table:number-columns-spanned="3" office:value-type="string">
            <text:p text:style-name="P28"/>
            <text:p text:style-name="P30"/>
            <text:p text:style-name="P30"/>
            <text:p text:style-name="P30"/>
          </table:table-cell>
          <table:covered-table-cell/>
          <table:covered-table-cell/>
          <table:table-cell table:style-name="Tableau4.E11" office:value-type="string">
            <text:list xml:id="list1942320266" text:continue-numbering="true" text:style-name="WW8Num5">
              <text:list-header>
                <text:p text:style-name="P67"/>
              </text:list-header>
            </text:list>
          </table:table-cell>
        </table:table-row>
        <table:table-row table:style-name="Tableau4.1">
          <table:table-cell table:style-name="Tableau4.A12" office:value-type="string">
            <text:list xml:id="list1629087717" text:continue-numbering="true" text:style-name="WW8Num5">
              <text:list-header>
                <text:p text:style-name="P48">Flots d’exception :</text:p>
              </text:list-header>
            </text:list>
          </table:table-cell>
          <table:table-cell table:style-name="Tableau4.B12" table:number-columns-spanned="4" office:value-type="string">
            <text:list xml:id="list1788438364" text:continue-numbering="true" text:style-name="WW8Num5">
              <text:list-header>
                <text:p text:style-name="P51"/>
              </text:list-header>
            </text:list>
          </table:table-cell>
          <table:covered-table-cell/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table:number-columns-spanned="2" office:value-type="string">
            <text:list xml:id="list547971321" text:continue-numbering="true" text:style-name="WW8Num5">
              <text:list-header>
                <text:p text:style-name="P55">Nom : <text:span text:style-name="T16">C</text:span><text:span text:style-name="T17">2</text:span></text:p>
              </text:list-header>
            </text:list>
          </table:table-cell>
          <table:covered-table-cell/>
          <table:table-cell table:style-name="Tableau5.C1" table:number-columns-spanned="3" office:value-type="string">
            <text:list xml:id="list404223152" text:continue-numbering="true" text:style-name="WW8Num5">
              <text:list-header>
                <text:p text:style-name="P57"><text:span text:style-name="T17">Signature d'un document</text:span></text:p>
              </text:list-header>
            </text:list>
          </table:table-cell>
          <table:covered-table-cell/>
          <table:covered-table-cell/>
        </table:table-row>
        <table:table-row table:style-name="Tableau5.1">
          <table:table-cell table:style-name="Tableau5.A2" table:number-columns-spanned="2" office:value-type="string">
            <text:list xml:id="list2008952777" text:continue-numbering="true" text:style-name="WW8Num5">
              <text:list-header>
                <text:p text:style-name="P49">Acteurs concernés  </text:p>
              </text:list-header>
            </text:list>
          </table:table-cell>
          <table:covered-table-cell/>
          <table:table-cell table:style-name="Tableau5.C2" table:number-columns-spanned="3" office:value-type="string">
            <text:list xml:id="list239300346" text:continue-numbering="true" text:style-name="WW8Num5">
              <text:list-header>
                <text:p text:style-name="P61"><text:span text:style-name="T17">Utilisateur</text:span></text:p>
              </text:list-header>
            </text:list>
          </table:table-cell>
          <table:covered-table-cell/>
          <table:covered-table-cell/>
        </table:table-row>
        <table:table-row table:style-name="Tableau5.1">
          <table:table-cell table:style-name="Tableau5.A3" table:number-columns-spanned="2" office:value-type="string">
            <text:list xml:id="list2081799920" text:continue-numbering="true" text:style-name="WW8Num5">
              <text:list-header>
                <text:p text:style-name="P49">Description </text:p>
              </text:list-header>
            </text:list>
          </table:table-cell>
          <table:covered-table-cell/>
          <table:table-cell table:style-name="Tableau5.C3" table:number-columns-spanned="3" office:value-type="string">
            <text:list xml:id="list1912679249" text:continue-numbering="true" text:style-name="WW8Num5">
              <text:list-header>
                <text:p text:style-name="P61"><text:span text:style-name="T16">L</text:span><text:span text:style-name="T17">'utilisateur utilise sa clef privée pour signer un document</text:span></text:p>
              </text:list-header>
            </text:list>
          </table:table-cell>
          <table:covered-table-cell/>
          <table:covered-table-cell/>
        </table:table-row>
        <table:table-row table:style-name="Tableau5.1">
          <table:table-cell table:style-name="Tableau5.A4" table:number-columns-spanned="2" office:value-type="string">
            <text:list xml:id="list1247084346" text:continue-numbering="true" text:style-name="WW8Num5">
              <text:list-header>
                <text:p text:style-name="P49">Pré-conditions </text:p>
              </text:list-header>
            </text:list>
          </table:table-cell>
          <table:covered-table-cell/>
          <table:table-cell table:style-name="Tableau5.C4" table:number-columns-spanned="3" office:value-type="string">
            <text:list xml:id="list490575412" text:continue-numbering="true" text:style-name="WW8Num5">
              <text:list-header>
                <text:p text:style-name="P64"><text:span text:style-name="T16">L'utilisateur a une carte valide</text:span></text:p>
              </text:list-header>
            </text:list>
          </table:table-cell>
          <table:covered-table-cell/>
          <table:covered-table-cell/>
        </table:table-row>
        <table:table-row table:style-name="Tableau5.1">
          <table:table-cell table:style-name="Tableau5.A5" table:number-columns-spanned="2" office:value-type="string">
            <text:list xml:id="list955654919" text:continue-numbering="true" text:style-name="WW8Num5">
              <text:list-header>
                <text:p text:style-name="P49">Evénements déclenchants</text:p>
              </text:list-header>
            </text:list>
          </table:table-cell>
          <table:covered-table-cell/>
          <table:table-cell table:style-name="Tableau5.C5" table:number-columns-spanned="3" office:value-type="string">
            <text:list xml:id="list1969548233" text:continue-numbering="true" text:style-name="WW8Num5">
              <text:list-header>
                <text:p text:style-name="P61"><text:span text:style-name="T16">Demande de l'utilisateur.</text:span></text:p>
                <text:p text:style-name="P65"/>
              </text:list-header>
            </text:list>
          </table:table-cell>
          <table:covered-table-cell/>
          <table:covered-table-cell/>
        </table:table-row>
        <table:table-row table:style-name="Tableau5.1">
          <table:table-cell table:style-name="Tableau5.A6" table:number-columns-spanned="2" office:value-type="string">
            <text:list xml:id="list1900287306" text:continue-numbering="true" text:style-name="WW8Num5">
              <text:list-header>
                <text:p text:style-name="P49">Conditions d’arrêt </text:p>
              </text:list-header>
            </text:list>
          </table:table-cell>
          <table:covered-table-cell/>
          <table:table-cell table:style-name="Tableau5.C6" table:number-columns-spanned="3" office:value-type="string">
            <text:list xml:id="list1565561703" text:continue-numbering="true" text:style-name="WW8Num5">
              <text:list-header>
                <text:p text:style-name="P61"><text:span text:style-name="T17">Le document est signé </text:span><text:span text:style-name="T18">ou l'utilisateur annule.</text:span></text:p>
                <text:p text:style-name="P61"><text:span text:style-name="T17"/></text:p>
              </text:list-header>
            </text:list>
          </table:table-cell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list xml:id="list1412185695" text:continue-numbering="true" text:style-name="WW8Num5">
              <text:list-header>
                <text:p text:style-name="P43">Description du flot d ’événements principal :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3" office:value-type="string">
            <text:list xml:id="list1583850830" text:continue-numbering="true" text:style-name="WW8Num5">
              <text:list-header>
                <text:p text:style-name="P41">Acteur(s)</text:p>
              </text:list-header>
            </text:list>
          </table:table-cell>
          <table:covered-table-cell/>
          <table:covered-table-cell/>
          <table:table-cell table:style-name="Tableau5.D8" table:number-columns-spanned="2" office:value-type="string">
            <text:list xml:id="list1977819888" text:continue-numbering="true" text:style-name="WW8Num5">
              <text:list-header>
                <text:p text:style-name="P41">Système </text:p>
              </text:list-header>
            </text:list>
          </table:table-cell>
          <table:covered-table-cell/>
        </table:table-row>
        <table:table-row table:style-name="Tableau5.1">
          <table:table-cell table:style-name="Tableau5.A9" table:number-columns-spanned="3" office:value-type="string">
            <text:p text:style-name="P29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covered-table-cell/>
          <table:covered-table-cell/>
          <table:table-cell table:style-name="Tableau5.D9" table:number-columns-spanned="2" office:value-type="string">
            <text:p text:style-name="P29"/>
          </table:table-cell>
          <table:covered-table-cell/>
        </table:table-row>
        <table:table-row table:style-name="Tableau5.7">
          <table:table-cell table:style-name="Tableau5.A10" table:number-rows-spanned="2" office:value-type="string">
            <text:list xml:id="list1298422180" text:continue-numbering="true" text:style-name="WW8Num5">
              <text:list-header>
                <text:p text:style-name="P49">Flots secondaires :</text:p>
              </text:list-header>
            </text:list>
          </table:table-cell>
          <table:table-cell table:style-name="Tableau5.B10" table:number-columns-spanned="4" office:value-type="string">
            <text:list xml:id="list600039446" text:continue-numbering="true" text:style-name="WW8Num5">
              <text:list-header>
                <text:p text:style-name="P61"/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5.7">
          <table:table-cell table:style-name="Tableau5.A11" office:value-type="string">
            <text:list xml:id="list2058620420" text:continue-numbering="true" text:style-name="WW8Num5">
              <text:list-header>
                <text:p text:style-name="P47"/>
              </text:list-header>
            </text:list>
          </table:table-cell>
          <table:table-cell table:style-name="Tableau5.B11" table:number-columns-spanned="3" office:value-type="string">
            <text:p text:style-name="P29"/>
            <text:p text:style-name="P31"/>
            <text:p text:style-name="P31"/>
            <text:p text:style-name="P31"/>
          </table:table-cell>
          <table:covered-table-cell/>
          <table:covered-table-cell/>
          <table:table-cell table:style-name="Tableau5.E11" office:value-type="string">
            <text:list xml:id="list2013302855" text:continue-numbering="true" text:style-name="WW8Num5">
              <text:list-header>
                <text:p text:style-name="P68"/>
              </text:list-header>
            </text:list>
          </table:table-cell>
        </table:table-row>
        <table:table-row table:style-name="Tableau5.1">
          <table:table-cell table:style-name="Tableau5.A12" office:value-type="string">
            <text:list xml:id="list222594931" text:continue-numbering="true" text:style-name="WW8Num5">
              <text:list-header>
                <text:p text:style-name="P49">Flots d’exception :</text:p>
              </text:list-header>
            </text:list>
          </table:table-cell>
          <table:table-cell table:style-name="Tableau5.B12" table:number-columns-spanned="4" office:value-type="string">
            <text:list xml:id="list846407077" text:continue-numbering="true" text:style-name="WW8Num5">
              <text:list-header>
                <text:p text:style-name="P52"/>
              </text:list-header>
            </text:list>
          </table:table-cell>
          <table:covered-table-cell/>
          <table:covered-table-cell/>
          <table:covered-table-cell/>
        </table:table-row>
      </table:table>
      <text:p text:style-name="P8"/>
      <text:list xml:id="list1955475547" text:continue-list="list888694699" text:style-name="WW8Num4">
        <text:list-item>
          <text:h text:style-name="P2" text:outline-level="1">Exigences opérationnelles</text:h>
        </text:list-item>
      </text:list>
      <text:p text:style-name="Recommandation">Fournir la liste des exigences de mise en œuvre ou de performance et les identifier par un numéro.</text:p>
      <text:list xml:id="list1832094933" text:continue-numbering="true" text:style-name="WW8Num4">
        <text:list-item>
          <text:h text:style-name="P2" text:outline-level="1">Exigences d’interface</text:h>
        </text:list-item>
      </text:list>
      <text:p text:style-name="Recommandation">Fournir la liste des exigences d’interface avec d’autres logiciels ou avec des matériels spécifiques et les identifier par un numéro.</text:p>
      <text:list xml:id="list1738198634" text:continue-numbering="true" text:style-name="WW8Num4">
        <text:list-item>
          <text:h text:style-name="P2" text:outline-level="1">Exigences de qualité</text:h>
        </text:list-item>
      </text:list>
      <text:p text:style-name="Recommandation">Fournir la liste des exigences particulières de qualité et les identifier par un numéro.</text:p>
      <text:list xml:id="list379151515" text:continue-numbering="true" text:style-name="WW8Num4">
        <text:list-item>
          <text:h text:style-name="P2" text:outline-level="1">Exigences de réalisation</text:h>
        </text:list-item>
      </text:list>
      <text:p text:style-name="Recommandation">Fournir la liste des exigences techniques de réalisation et les identifier par un numéro.</text:p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F17" svg:font-family="F17" style:font-family-generic="swiss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size="14pt" fo:language="fr" fo:country="FR" fo:font-style="italic" fo:font-weight="bold" style:letter-kerning="true" style:font-name-asian="Times New Roman" style:font-size-asian="14pt" style:font-style-asian="italic" style:font-weight-asian="bold" style:font-name-complex="Wide Latin" style:font-size-complex="14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orphans="0" fo:widows="0"/>
      <style:text-properties fo:color="#000000" style:font-name="Arial" fo:font-size="12pt" fo:font-style="normal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" style:family="paragraph" style:parent-style-name="Standard" style:class="list">
      <style:paragraph-properties fo:margin="100%" fo:margin-left="0.499cm" fo:margin-right="0cm" fo:orphans="0" fo:widows="0" fo:text-indent="-0.499cm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8pt" fo:font-style="normal" style:font-size-asian="18pt" style:font-style-asian="normal" style:font-name-complex="Arial" style:font-size-complex="18pt" style:font-style-complex="normal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orphans="0" fo:widows="0" fo:keep-with-next="always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9pt" fo:font-style="normal" style:font-size-asian="9pt" style:font-style-asian="normal" style:font-name-complex="Arial" style:font-size-complex="9pt" style:font-style-complex="normal"/>
    </style:style>
    <style:style style:name="Liste_20_2" style:display-name="Liste 2" style:family="paragraph" style:parent-style-name="Standard">
      <style:paragraph-properties fo:margin="100%" fo:margin-left="0.998cm" fo:margin-right="0cm" fo:orphans="0" fo:widows="0" fo:text-indent="-0.499cm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3" style:display-name="Liste 3" style:family="paragraph" style:parent-style-name="Standard">
      <style:paragraph-properties fo:margin="100%" fo:margin-left="1.498cm" fo:margin-right="0cm" fo:orphans="0" fo:widows="0" fo:text-indent="-0.499cm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à_20_puces_20_2" style:display-name="Liste à puces 2" style:family="paragraph" style:parent-style-name="Standard">
      <style:paragraph-properties fo:margin="100%" fo:margin-left="0.499cm" fo:margin-right="0cm" fo:orphans="0" fo:widows="0" fo:text-indent="0cm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1" style:family="paragraph" style:parent-style-name="Standard" style:list-style-name="WW8Num5">
      <style:paragraph-properties fo:text-align="justify" style:justify-single-word="false"/>
      <style:text-properties fo:color="#000000" style:font-name="Arial" fo:font-size="11pt" fo:font-style="normal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itre1" style:family="paragraph" style:parent-style-name="Liste_20_2" style:default-outline-level="1">
      <style:paragraph-properties fo:margin="100%" fo:margin-left="0.998cm" fo:margin-right="0cm" fo:margin-top="0.423cm" fo:margin-bottom="0cm" style:contextual-spacing="false" fo:text-indent="-0.499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Chapitre2" style:family="paragraph" style:parent-style-name="Chapitre1" style:default-outline-level="2">
      <style:paragraph-properties fo:margin="100%" fo:margin-left="3.02cm" fo:margin-right="0cm" fo:margin-top="0.212cm" fo:margin-bottom="0cm" style:contextual-spacing="false" fo:text-indent="-1.27cm" style:auto-text-indent="false">
        <style:tab-stops>
          <style:tab-stop style:position="3.02cm"/>
        </style:tab-stops>
      </style:paragraph-properties>
      <style:text-properties style:text-underline-style="none" fo:font-weight="normal" style:font-weight-asian="normal" style:font-weight-complex="normal"/>
    </style:style>
    <style:style style:name="Recommandation" style:family="paragraph" style:parent-style-name="Liste_20_2" style:list-style-name="">
      <style:paragraph-properties fo:margin="100%" fo:margin-left="0.751cm" fo:margin-right="0cm" fo:text-align="justify" style:justify-single-word="false" fo:text-indent="0cm" style:auto-text-indent="false"/>
      <style:text-properties fo:color="#0000ff" style:font-name="Arial" fo:font-style="italic" style:font-style-asian="italic" style:font-name-complex="Arial" style:font-style-complex="italic"/>
    </style:style>
    <style:style style:name="flux" style:family="paragraph" style:parent-style-name="Style1" style:list-style-name="">
      <style:paragraph-properties fo:margin="100%" fo:margin-left="0.501cm" fo:margin-right="0cm" fo:text-indent="-0.501cm" style:auto-text-indent="false">
        <style:tab-stops>
          <style:tab-stop style:position="0.501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-complex="Times New Roma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998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3.02cm" fo:text-indent="-1.27cm" fo:margin-left="3.02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6.156cm" fo:text-indent="-1.905cm" fo:margin-left="6.156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7.407cm" fo:text-indent="-1.905cm" fo:margin-left="7.40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9.292cm" fo:text-indent="-2.54cm" fo:margin-left="9.292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10.543cm" fo:text-indent="-2.54cm" fo:margin-left="10.543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12.428cm" fo:text-indent="-3.175cm" fo:margin-left="12.428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13.679cm" fo:text-indent="-3.175cm" fo:margin-left="13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 style:parent-style-name="Header">
      <style:text-properties style:font-name="Arial" fo:font-size="12pt" fo:font-style="normal" officeooo:paragraph-rsid="00189b85" style:font-size-asian="12pt" style:font-style-asian="normal" style:font-name-complex="Arial" style:font-size-complex="12pt" style:font-style-complex="normal"/>
    </style:style>
    <style:style style:name="MP3" style:family="paragraph" style:parent-style-name="Header">
      <style:text-properties fo:color="#ff0000" style:font-name="Arial" fo:font-size="12pt" fo:font-style="normal" fo:font-weight="normal" officeooo:paragraph-rsid="00189b85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5" style:family="paragraph" style:parent-style-name="Header">
      <style:text-properties fo:language="none" fo:country="none" style:language-asian="none" style:country-asian="none"/>
    </style:style>
    <style:style style:name="MP6" style:family="paragraph">
      <style:paragraph-properties fo:text-align="center" style:writing-mode="lr-tb"/>
    </style:style>
    <style:style style:name="MP7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officeooo:rsid="00189b85"/>
    </style:style>
    <style:style style:name="MT2" style:family="text">
      <style:text-properties style:font-name-complex="Wide Latin"/>
    </style:style>
    <style:style style:name="MT3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0cm" fo:margin-bottom="0cm" fo:margin-left="1cm" fo:margin-right="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>
        <style:header-footer-properties fo:min-height="1.281cm" fo:margin-top="1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28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s1" text:anchor-type="char" svg:x="13.776cm" svg:y="0.053cm" svg:width="5.036cm" svg:height="1.455cm" draw:z-index="11"><draw:image xlink:href="Pictures/10000000000001340000005953D24DC3.png" xlink:type="simple" xlink:show="embed" xlink:actuate="onLoad"/></draw:frame>Master <text:span text:style-name="MT1">2</text:span> <text:span text:style-name="MT1">SSI</text:span> - Conduite de Projet</text:p>
        <text:p text:style-name="MP3"><text:span text:style-name="MT1">Cartapus</text:span></text:p>
        <text:p text:style-name="MP4">Spécification Technique de Besoin</text:p>
        <text:p text:style-name="MP5"><draw:line text:anchor-type="char" draw:z-index="17" draw:style-name="Mgr1" draw:text-style-name="MP6" svg:x1="0.097cm" svg:y1="0.258cm" svg:x2="19.412cm" svg:y2="0.258cm"><text:p/></draw:line></text:p>
      </style:header>
      <style:footer>
        <text:p text:style-name="MP7"><draw:frame draw:style-name="Mfr2" draw:name="Cadre1" text:anchor-type="paragraph" svg:y="0.002cm" draw:z-index="5"><draw:text-box fo:min-height="0.058cm" fo:min-width="0cm"><text:p text:style-name="Footer"><text:span text:style-name="Page_20_Number"><text:span text:style-name="MT2"/></text:span></text:p></draw:text-box></draw:frame><text:span text:style-name="Page_20_Number"><text:span text:style-name="MT3"><text:page-number text:select-page="current">4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8-11-26T16:26:00</meta:creation-date>
    <dc:creator>Administrateur </dc:creator>
    <dc:date>2012-11-27T14:10:38</dc:date>
    <meta:editing-cycles>4</meta:editing-cycles>
    <meta:editing-duration>P2171DT9H31M44S</meta:editing-duration>
    <meta:generator>LibreOffice/3.6$Linux_x86 LibreOffice_project/360m1$Build-2</meta:generator>
    <meta:document-statistic meta:table-count="5" meta:image-count="1" meta:object-count="0" meta:page-count="6" meta:paragraph-count="133" meta:word-count="789" meta:character-count="5081" meta:non-whitespace-character-count="4441"/>
    <meta:user-defined meta:name="Info 1"/>
    <meta:user-defined meta:name="Info 2"/>
    <meta:user-defined meta:name="Info 3"/>
    <meta:user-defined meta:name="Info 4"/>
  </office:meta>
</office:document-meta>
</file>